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aa59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e4f4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aa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6e4f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56aa5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56e4f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5">System </text:span></text:span><text:span text:style-name="Source_20_Text"><text:span text:style-name="T7">and its uses</text:span></text:span><text:span text:style-name="Source_20_Text"><text:span text:style-name="T5">:</text:span></text:span></text:p>
      <text:list xml:id="list2750866142526708510" text:style-name="L1">
        <text:list-item>
          <text:p text:style-name="P4"><text:span text:style-name="Source_20_Text"><text:span text:style-name="T3">An Online Stock Brokerage System facilitates its users the </text:span></text:span><text:span text:style-name="Source_20_Text"><text:span text:style-name="T8">trade</text:span></text:span><text:span text:style-name="Source_20_Text"><text:span text:style-name="T3"> (i.e. buying and selling) </text:span></text:span><text:span text:style-name="Source_20_Text"><text:span text:style-name="T8">of stocks online.</text:span></text:span><text:span text:style-name="Source_20_Text"><text:span text:style-name="T3"> It allows clients to </text:span></text:span><text:span text:style-name="Source_20_Text"><text:span text:style-name="T8">keep track of and execute their transactions,</text:span></text:span><text:span text:style-name="Source_20_Text"><text:span text:style-name="T3"> and shows </text:span></text:span><text:span text:style-name="Source_20_Text"><text:span text:style-name="T8">performance charts</text:span></text:span><text:span text:style-name="Source_20_Text"><text:span text:style-name="T3"> of the different stocks in their portfolios. It also </text:span></text:span><text:span text:style-name="Source_20_Text"><text:span text:style-name="T8">provides security</text:span></text:span><text:span text:style-name="Source_20_Text"><text:span text:style-name="T3"> for their transactions and </text:span></text:span><text:span text:style-name="Source_20_Text"><text:span text:style-name="T8">alerts</text:span></text:span><text:span text:style-name="Source_20_Text"><text:span text:style-name="T3"> them to pre-defined levels of changes in stocks, without the use of any middlemen.</text:span></text:span></text:p>
        </text:list-item>
        <text:list-item>
          <text:p text:style-name="P4"><text:span text:style-name="Source_20_Text"><text:span text:style-name="T3">The online stock brokerage system </text:span></text:span><text:span text:style-name="Source_20_Text"><text:span text:style-name="T8">automates traditional stock trading</text:span></text:span><text:span text:style-name="Source_20_Text"><text:span text:style-name="T3"> using computers and the internet, making the transaction </text:span></text:span><text:span text:style-name="Source_20_Text"><text:span text:style-name="T8">faster and cheaper.</text:span></text:span><text:span text:style-name="Source_20_Text"><text:span text:style-name="T3"> This system also gives </text:span></text:span><text:span text:style-name="Source_20_Text"><text:span text:style-name="T8">speedier access</text:span></text:span><text:span text:style-name="Source_20_Text"><text:span text:style-name="T3"> to stock reports, current market trends, and real-time stock price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6">Requirements:</text:span></text:span></text:p>
      <text:list xml:id="list6498832969792362483" text:style-name="L2">
        <text:list-item>
          <text:p text:style-name="P5"><text:span text:style-name="Source_20_Text"><text:span text:style-name="T4">Any user of our system should be able to </text:span></text:span><text:span text:style-name="Source_20_Text"><text:span text:style-name="T9">buy and sell</text:span></text:span><text:span text:style-name="Source_20_Text"><text:span text:style-name="T4"> stocks.</text:span></text:span></text:p>
        </text:list-item>
        <text:list-item>
          <text:p text:style-name="P5"><text:span text:style-name="Source_20_Text"><text:span text:style-name="T4">Any user can have </text:span></text:span><text:span text:style-name="Source_20_Text"><text:span text:style-name="T9">multiple watchlists</text:span></text:span><text:span text:style-name="Source_20_Text"><text:span text:style-name="T4"> containing multiple stock quotes.</text:span></text:span></text:p>
        </text:list-item>
        <text:list-item>
          <text:p text:style-name="P5"><text:span text:style-name="Source_20_Text"><text:span text:style-name="T4">Users should be able to place stock trade </text:span></text:span><text:span text:style-name="Source_20_Text"><text:span text:style-name="T9">orders</text:span></text:span><text:span text:style-name="Source_20_Text"><text:span text:style-name="T4"> of the following types: 1) </text:span></text:span><text:span text:style-name="Source_20_Text"><text:span text:style-name="T9">market, 2) limit, 3) stop loss and, 4) stop limit.</text:span></text:span></text:p>
        </text:list-item>
        <text:list-item>
          <text:p text:style-name="P5"><text:span text:style-name="Source_20_Text"><text:span text:style-name="T4">Users can have </text:span></text:span><text:span text:style-name="Source_20_Text"><text:span text:style-name="T9">multiple ‘lots’</text:span></text:span><text:span text:style-name="Source_20_Text"><text:span text:style-name="T4"> of a stock. This means that if a user has bought a stock multiple times, the system should be able to differentiate between different lots of the same stock.</text:span></text:span></text:p>
        </text:list-item>
        <text:list-item>
          <text:p text:style-name="P5"><text:span text:style-name="Source_20_Text"><text:span text:style-name="T4">The system should be able to generate </text:span></text:span><text:span text:style-name="Source_20_Text"><text:span text:style-name="T9">reports</text:span></text:span><text:span text:style-name="Source_20_Text"><text:span text:style-name="T4"> for quarterly updates and yearly tax statements.</text:span></text:span></text:p>
        </text:list-item>
        <text:list-item>
          <text:p text:style-name="P5"><text:span text:style-name="Source_20_Text"><text:span text:style-name="T4">Users should be able to </text:span></text:span><text:span text:style-name="Source_20_Text"><text:span text:style-name="T9">deposit and withdraw</text:span></text:span><text:span text:style-name="Source_20_Text"><text:span text:style-name="T4"> money either via check, wire, or electronic bank transfer.</text:span></text:span></text:p>
        </text:list-item>
        <text:list-item>
          <text:p text:style-name="P5"><text:span text:style-name="Source_20_Text"><text:span text:style-name="T4">The system should be able to send </text:span></text:span><text:span text:style-name="Source_20_Text"><text:span text:style-name="T9">notifications</text:span></text:span><text:span text:style-name="Source_20_Text"><text:span text:style-name="T4"> whenever trade orders are executed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5T02:43:02.204605206</dc:date>
    <meta:editing-duration>P25DT1H16M9S</meta:editing-duration>
    <meta:editing-cycles>1744</meta:editing-cycles>
    <meta:document-statistic meta:table-count="0" meta:image-count="0" meta:object-count="0" meta:page-count="1" meta:paragraph-count="11" meta:word-count="238" meta:character-count="1423" meta:non-whitespace-character-count="1205"/>
  </office:meta>
</office:document-meta>
</file>